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B00000391C1EBEB46DC97458F.png" manifest:media-type="image/png"/>
  <manifest:file-entry manifest:full-path="Pictures/10000001000003FC000002753C26146FD6D98767.png" manifest:media-type="image/png"/>
  <manifest:file-entry manifest:full-path="Pictures/100000010000050000000329F15FF2CC6003EF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Effet tunnel ; radioactivité alpha.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20.525cm" svg:height="12.655cm" svg:x="3.738cm" svg:y="1.547cm">
          <draw:image xlink:href="Pictures/10000001000003FC000002753C26146FD6D987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7.5cm" svg:height="13.022cm" svg:x="4.5cm" svg:y="1.196cm">
          <draw:image xlink:href="Pictures/10000001000004CB00000391C1EBEB46DC9745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H21M34S</meta:editing-duration>
    <meta:editing-cycles>24</meta:editing-cycles>
    <meta:generator>LibreOffice/7.2.7.2$Windows_X86_64 LibreOffice_project/8d71d29d553c0f7dcbfa38fbfda25ee34cce99a2</meta:generator>
    <dc:title>Slide agreg</dc:title>
    <dc:date>2022-06-10T17:00:48.673000000</dc:date>
    <meta:document-statistic meta:object-count="77"/>
  </office:meta>
</office:document-meta>
</file>